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</text:span></text:p>
      <text:p text:style-name="P1"><text:span text:style-name="T1"><text:tab/><text:tab/><text:tab/><text:tab/>Multi Threading</text:span></text:p>
      <text:p text:style-name="P1"><text:span text:style-name="T1"><text:tab/><text:tab/>============================================</text:span></text:p>
      <text:p text:style-name="P1"><text:span text:style-name="T1">=&gt;The Purpose of Multi Threading is that "To Provide Concurrent Execution / Simultaneous Execxition Or Parallel Processing(executing all at once )."</text:span></text:p>
      <text:p text:style-name="P1"><text:span text:style-name="T1">=&gt;In Industry , we have two types of Applications / languages. They are</text:span></text:p>
      <text:p text:style-name="P2"/>
      <text:p text:style-name="P1"><text:span text:style-name="T1"><text:tab/><text:tab/><text:tab/>1. Process Based Applications</text:span></text:p>
      <text:p text:style-name="P1"><text:span text:style-name="T1"><text:tab/><text:tab/><text:tab/>2. Thread Based Applications.</text:span></text:p>
      <text:p text:style-name="P1"><text:span text:style-name="T1">-------------------------------------------------------------------------------------------------------------------</text:span></text:p>
      <text:p text:style-name="P1"><text:span text:style-name="T1">1. Process Based Applications</text:span></text:p>
      <text:p text:style-name="P1"><text:span text:style-name="T1">-------------------------------------------------------------------------------------------------------------------</text:span></text:p>
      <text:p text:style-name="P1"><text:span text:style-name="T1">=&gt;Process Based Applications contains Single Thread</text:span></text:p>
      <text:p text:style-name="P1"><text:span text:style-name="T1">=&gt;Process Based Applications Provides Sequential <text:s/>Execution</text:span></text:p>
      <text:p text:style-name="P1"><text:span text:style-name="T1">=&gt;Process Based Applications Takes More Exeution Time</text:span></text:p>
      <text:p text:style-name="P1"><text:span text:style-name="T1">=&gt;Process Based Applications are treated as Heavy Weight Components.</text:span></text:p>
      <text:p text:style-name="P1"><text:span text:style-name="T1">Examples: <text:s text:c="2"/>C,CPP.</text:span></text:p>
      <text:p text:style-name="P1"><text:span text:style-name="T1">-------------------------------------------------------------------------------------------------------------------</text:span></text:p>
      <text:p text:style-name="P1"><text:span text:style-name="T1">2. Thread Based Applications</text:span></text:p>
      <text:p text:style-name="P1"><text:span text:style-name="T1">-------------------------------------------------------------------------------------------------------------------</text:span></text:p>
      <text:p text:style-name="P1"><text:span text:style-name="T1">=&gt;Thread Based Applications contains by default Single Thread and Programtically we can <text:s text:c="2"/>create Multiple Threads.</text:span></text:p>
      <text:p text:style-name="P1"><text:span text:style-name="T1">=&gt;Therad Based Applications Provides Both <text:s/>Sequential <text:s/>Execution and Concurrent <text:s/>Execution.</text:span></text:p>
      <text:p text:style-name="P1"><text:span text:style-name="T1">=&gt;Thread Based Applications Takes Less Exeution Time</text:span></text:p>
      <text:p text:style-name="P1"><text:span text:style-name="T1">=&gt;Therad Based Applications are treated as Light Weight Components.</text:span></text:p>
      <text:p text:style-name="P2"/>
      <text:p text:style-name="P1"><text:span text:style-name="T1">=&gt;Examples: <text:s/>Python, Java, C#.net...etc</text:span></text:p>
      <text:p text:style-name="P1"><text:soft-page-break/><text:span text:style-name="T1">------------------------------------------------------X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135" meta:character-count="1640" meta:non-whitespace-character-count="1507"/>
    <meta:generator>LibreOfficeDev/6.0.5.2$Linux_X86_64 LibreOffice_project/</meta:generator>
  </office:meta>
</office:document-meta>
</file>